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2pt" style:text-underline-style="none" fo:font-weight="normal" officeooo:rsid="001e03f5" officeooo:paragraph-rsid="0007260b"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cb394" officeooo:paragraph-rsid="000cb394"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e0f84" officeooo:paragraph-rsid="000e0f84"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e72e5" officeooo:paragraph-rsid="000e72e5"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6pt" style:text-underline-style="none" fo:font-weight="bold" officeooo:rsid="0007260b" officeooo:paragraph-rsid="0007260b" style:font-size-asian="16pt" style:font-weight-asian="bold" style:font-size-complex="16pt" style:font-weight-complex="bold"/>
    </style:style>
    <style:style style:name="P6"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1e03f5" officeooo:paragraph-rsid="0007260b" style:font-size-asian="14pt" style:font-weight-asian="bold" style:font-size-complex="16pt" style:font-weight-complex="bold"/>
    </style:style>
    <style:style style:name="P7"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7260b" officeooo:paragraph-rsid="0007aabd" style:font-size-asian="14pt" style:font-weight-asian="bold" style:font-size-complex="16pt" style:font-weight-complex="bold"/>
    </style:style>
    <style:style style:name="P8"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7aabd" officeooo:paragraph-rsid="0007aabd" style:font-size-asian="16pt" style:font-weight-asian="bold" style:font-size-complex="16pt" style:font-weight-complex="bold"/>
    </style:style>
    <style:style style:name="P9" style:family="paragraph" style:parent-style-name="Standard">
      <style:paragraph-properties fo:text-align="justify" style:justify-single-word="false"/>
      <style:text-properties fo:font-size="16pt" fo:font-style="normal" style:text-underline-style="solid" style:text-underline-width="auto" style:text-underline-color="font-color" fo:font-weight="bold" officeooo:rsid="0007aabd" officeooo:paragraph-rsid="0007aabd" style:font-size-asian="16pt" style:font-style-asian="normal" style:font-weight-asian="bold" style:font-size-complex="16pt" style:font-style-complex="normal" style:font-weight-complex="bold"/>
    </style:style>
    <style:style style:name="P10" style:family="paragraph" style:parent-style-name="Standard">
      <style:paragraph-properties fo:text-align="justify" style:justify-single-word="false"/>
      <style:text-properties officeooo:paragraph-rsid="0007aabd"/>
    </style:style>
    <style:style style:name="T1" style:family="text">
      <style:text-properties fo:font-size="12pt" style:text-underline-style="none" fo:font-weight="normal" style:font-size-asian="10.5pt" style:font-weight-asian="normal" style:font-size-complex="12pt" style:font-weight-complex="normal"/>
    </style:style>
    <style:style style:name="T2" style:family="text">
      <style:text-properties fo:font-size="12pt" style:text-underline-style="none" fo:font-weight="normal" officeooo:rsid="001e03f5" style:font-size-asian="10.5pt" style:font-weight-asian="normal" style:font-size-complex="12pt" style:font-weight-complex="normal"/>
    </style:style>
    <style:style style:name="T3" style:family="text">
      <style:text-properties fo:font-size="12pt" style:text-underline-style="none" fo:font-weight="normal" officeooo:rsid="0007260b" style:font-size-asian="10.5pt" style:font-weight-asian="normal" style:font-size-complex="12pt" style:font-weight-complex="normal"/>
    </style:style>
    <style:style style:name="T4" style:family="text">
      <style:text-properties fo:font-size="12pt" style:text-underline-style="none" fo:font-weight="normal" officeooo:rsid="0007aabd" style:font-size-asian="10.5pt" style:font-weight-asian="normal" style:font-size-complex="12pt" style:font-weight-complex="normal"/>
    </style:style>
    <style:style style:name="T5" style:family="text">
      <style:text-properties fo:font-size="12pt" style:text-underline-style="none" fo:font-weight="normal" officeooo:rsid="0009a790" style:font-size-asian="10.5pt" style:font-weight-asian="normal" style:font-size-complex="12pt" style:font-weight-complex="normal"/>
    </style:style>
    <style:style style:name="T6"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7" style:family="text">
      <style:text-properties fo:font-size="12pt" fo:font-style="italic" style:text-underline-style="none" fo:font-weight="normal" officeooo:rsid="0009a790" style:font-size-asian="10.5pt" style:font-style-asian="italic" style:font-weight-asian="normal" style:font-size-complex="12pt" style:font-style-complex="italic" style:font-weight-complex="normal"/>
    </style:style>
    <style:style style:name="T8" style:family="text">
      <style:text-properties fo:font-size="12pt" fo:font-style="normal" style:text-underline-style="none" fo:font-weight="normal" officeooo:rsid="0007aabd" style:font-size-asian="10.5pt" style:font-style-asian="normal" style:font-weight-asian="normal" style:font-size-complex="12pt" style:font-style-complex="normal" style:font-weight-complex="normal"/>
    </style:style>
    <style:style style:name="T9" style:family="text">
      <style:text-properties fo:font-size="12pt" fo:font-style="normal" style:text-underline-style="none" fo:font-weight="normal" officeooo:rsid="0009a790" style:font-size-asian="10.5pt" style:font-style-asian="normal" style:font-weight-asian="normal" style:font-size-complex="12pt" style:font-style-complex="normal" style:font-weight-complex="normal"/>
    </style:style>
    <style:style style:name="T10" style:family="text">
      <style:text-properties fo:font-size="12pt" fo:font-style="normal" style:text-underline-style="none" fo:font-weight="normal" officeooo:rsid="000b5eeb" style:font-size-asian="10.5pt" style:font-style-asian="normal" style:font-weight-asian="normal" style:font-size-complex="12pt" style:font-style-complex="normal" style:font-weight-complex="normal"/>
    </style:style>
    <style:style style:name="T11" style:family="text">
      <style:text-properties fo:font-size="12pt" fo:font-style="normal" style:text-underline-style="none" fo:font-weight="normal" officeooo:rsid="000cb394" style:font-size-asian="10.5pt" style:font-style-asian="normal" style:font-weight-asian="normal" style:font-size-complex="12pt" style:font-style-complex="normal" style:font-weight-complex="normal"/>
    </style:style>
    <style:style style:name="T12" style:family="text">
      <style:text-properties style:text-underline-style="none"/>
    </style:style>
    <style:style style:name="T13" style:family="text">
      <style:text-properties style:text-underline-style="solid" style:text-underline-width="auto" style:text-underline-color="font-color"/>
    </style:style>
    <style:style style:name="T14" style:family="text">
      <style:text-properties fo:font-style="italic" style:text-underline-style="none" style:font-style-asian="italic" style:font-style-complex="italic"/>
    </style:style>
    <style:style style:name="T15" style:family="text">
      <style:text-properties fo:font-style="italic" style:text-underline-style="none" officeooo:rsid="000e0f84" style:font-style-asian="italic" style:font-style-complex="italic"/>
    </style:style>
    <style:style style:name="T16" style:family="text">
      <style:text-properties fo:font-style="normal" style:text-underline-style="none" style:font-style-asian="normal" style:font-style-complex="normal"/>
    </style:style>
    <style:style style:name="T17" style:family="text">
      <style:text-properties fo:font-style="normal" style:text-underline-style="none" officeooo:rsid="000e0f84" style:font-style-asian="normal" style:font-style-complex="normal"/>
    </style:style>
    <style:style style:name="T18" style:family="text">
      <style:text-properties fo:font-style="normal" style:text-underline-style="none" officeooo:rsid="000e72e5" style:font-style-asian="normal" style:font-style-complex="normal"/>
    </style:style>
    <style:style style:name="T19" style:family="text">
      <style:text-properties fo:font-style="normal" style:text-underline-style="none" officeooo:rsid="000fbff5" style:font-style-asian="normal" style:font-style-complex="normal"/>
    </style:style>
    <style:style style:name="T20" style:family="text">
      <style:text-properties fo:font-style="normal" style:text-underline-style="none" fo:font-weight="bold" style:font-style-asian="normal" style:font-weight-asian="bold" style:font-style-complex="normal" style:font-weight-complex="bold"/>
    </style:style>
    <style:style style:name="T21" style:family="text">
      <style:text-properties fo:font-style="normal" style:text-underline-style="none" fo:font-weight="bold" officeooo:rsid="000e0f84" style:font-style-asian="normal" style:font-weight-asian="bold" style:font-style-complex="normal"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Gestor de valla<text:span text:style-name="T12">:</text:span></text:p>
      <text:p text:style-name="P1"/>
      <text:p text:style-name="P7"><text:span text:style-name="T1">Se ha decidido que el proceso gestor de vallas (</text:span><text:span text:style-name="T6">gestorVallas.cpp</text:span><text:span text:style-name="T1">) sea el que </text:span><text:span text:style-name="T5">se encargue de</text:span><text:span text:style-name="T1"> determin</text:span><text:span text:style-name="T5">ar</text:span><text:span text:style-name="T1"> el tamaño de las vallas y la cantidad de las mismas, así como de lanzar tantos procesos como vallas se hayan ofertado.</text:span></text:p>
      <text:p text:style-name="P10"><text:span text:style-name="T4">Cada proceso requiere de 4 parámetros: una valla ( </text:span><text:span text:style-name="T7">v</text:span><text:span text:style-name="T5"> (</text:span><text:span text:style-name="T4"><text:reference-ref text:reference-format="text" text:ref-name="TipoValla">Módulo Valla</text:reference-ref></text:span><text:span text:style-name="T5">) </text:span><text:span text:style-name="T8">), </text:span><text:span text:style-name="T9">su identificador (</text:span><text:span text:style-name="T7">numValla</text:span><text:span text:style-name="T9">)</text:span><text:span text:style-name="T8">, </text:span><text:span text:style-name="T9">un puntero a un</text:span><text:span text:style-name="T8"> monitor (</text:span><text:span text:style-name="T7">gestor</text:span><text:span text:style-name="T9">(</text:span><text:span text:style-name="T8"><text:reference-ref text:reference-format="text" text:ref-name="MonitorValla">Módulo mValla</text:reference-ref></text:span><text:span text:style-name="T9">) </text:span><text:span text:style-name="T8">) y la anchura de la valla</text:span><text:span text:style-name="T9">(</text:span><text:span text:style-name="T7">anchuraV</text:span><text:span text:style-name="T9">)</text:span><text:span text:style-name="T8">. Con esto el proceso se encarga de abrir una ventana vacía y mientras pueda haber anuncios </text:span><text:span text:style-name="T9">(</text:span><text:span text:style-name="T9"><text:reference-ref text:reference-format="text" text:ref-name="TipoAnuncio">Módulo Anuncio</text:reference-ref></text:span><text:span text:style-name="T9">)</text:span><text:span text:style-name="T8"> </text:span><text:span text:style-name="T9">extrae el primero de la cola com</text:span><text:span text:style-name="T2">partida con el proceso subastador, </text:span><text:span text:style-name="T5">lo </text:span><text:span text:style-name="T3">descarga </text:span><text:span text:style-name="T5">y lo muestra en la ventana que le corresponde durante el tiempo que fue subastado. La extracción del anuncio puede suponer un problema de concurrencia que se ha decidido solventar con el uso del monitor </text:span><text:span text:style-name="T7">gestor</text:span><text:span text:style-name="T9"> que garantiza la exclusión mutua. Una vez la imagen se ha mostrado y se ha agotado el tiempo la ventana pasa a estar en negro a la espera de poder mostrar una nueva imagen. Para que estos procesos se cierren es necesario que se informe al monitor </text:span><text:span text:style-name="T7">gestor </text:span><text:span text:style-name="T9">que no </text:span><text:span text:style-name="T10">se van a encolar más anuncios y que la cola ya no contenga ningún anuncio esperando a ser mostrado.</text:span></text:p>
      <text:p text:style-name="P5"/>
      <text:p text:style-name="P8"><text:reference-mark-start text:name="MonitorValla"/>Módulo mValla<text:reference-mark-end text:name="MonitorValla"/><text:span text:style-name="T12">:</text:span></text:p>
      <text:p text:style-name="P8"><text:span text:style-name="T12"/></text:p>
      <text:p text:style-name="P2"><text:span text:style-name="T12">El diseño de este módulo constituido por los ficheros </text:span><text:span text:style-name="T14">mValla.hpp </text:span><text:span text:style-name="T16">y </text:span><text:span text:style-name="T14">mValla.cpp</text:span><text:span text:style-name="T16"> se ha constituido con la intención de poder realizar en exclusión mutua ciertas operaciones como la modificación de la cola de anuncios pendientes </text:span><text:span text:style-name="T17">(</text:span><text:span text:style-name="T15">esperando</text:span><text:span text:style-name="T17">) </text:span><text:span text:style-name="T16">(encolar</text:span><text:span text:style-name="T17"> (</text:span><text:span text:style-name="T21">encolar</text:span><text:span text:style-name="T17">)</text:span><text:span text:style-name="T16"> y desencolar </text:span><text:span text:style-name="T17">(</text:span><text:span text:style-name="T21">obtenerAnuncio</text:span><text:span text:style-name="T17">)</text:span><text:span text:style-name="T16">), acceso a los datos estadísticos </text:span><text:span text:style-name="T17">(</text:span><text:span text:style-name="T21">numEnEspera</text:span><text:span text:style-name="T17"> e </text:span><text:span text:style-name="T21">información</text:span><text:span text:style-name="T17">)</text:span><text:span text:style-name="T16"> y </text:span><text:span text:style-name="T17">cambio en el estado de la subasta para que el monitor no espere que más elementos sean encolados (</text:span><text:span text:style-name="T21">finServicio</text:span><text:span text:style-name="T17">). Este monitor también se encarga de modificar el valor de los datos estadísticos de interés.</text:span></text:p>
      <text:p text:style-name="P4"><text:span text:style-name="T17">E</text:span><text:span text:style-name="T16">l procedimiento </text:span><text:span text:style-name="T20">encolar</text:span><text:span text:style-name="T16"> se encarga de introducir un elemento de tipo Anuncio en la cola del monitor.</text:span></text:p>
      <text:p text:style-name="P3"><text:span text:style-name="T16">La función </text:span><text:span text:style-name="T20">obtenerAnuncio</text:span><text:span text:style-name="T16"> devuelve un </text:span><text:span text:style-name="T18">valor</text:span><text:span text:style-name="T16"> </text:span><text:span text:style-name="T20">boolean</text:span><text:span text:style-name="T16"> </text:span><text:span text:style-name="T18">que será cierto si y solo si ha podido desencolar con éxito.</text:span></text:p>
      <text:p text:style-name="P4"><text:span text:style-name="T16">La función </text:span><text:span text:style-name="T20">numEnEspera </text:span><text:span text:style-name="T16">devuelve un valor </text:span><text:span text:style-name="T20">entero</text:span><text:span text:style-name="T16">(</text:span><text:span text:style-name="T20">int</text:span><text:span text:style-name="T16">) correspondiente al número de elementos que hay en la cola del monitor en el momento en el que se invoca.</text:span></text:p>
      <text:p text:style-name="P4"><text:span text:style-name="T16">El procedimiento </text:span><text:span text:style-name="T20">informacion</text:span><text:span text:style-name="T16"> asocia a los parámetros el valor de los estadísticos a los que equivale cada uno en el momento en el que se llama a esta función.</text:span></text:p>
      <text:p text:style-name="P4"><text:span text:style-name="T16">El procedimiento </text:span><text:span text:style-name="T20">finServicio</text:span><text:span text:style-name="T16"> informa al monitor de que la subasta ha finalizado </text:span><text:span text:style-name="T19">y</text:span><text:span text:style-name="T16">, por lo tanto, no va a recibir más peticiones para encolar. </text:span></text:p>
      <text:p text:style-name="P4"><text:span text:style-name="T16"/></text:p>
      <text:p text:style-name="P4"><text:span text:style-name="T16"/></text:p>
      <text:p text:style-name="P9"><text:reference-mark-start text:name="TipoValla"/>Módulo Valla<text:reference-mark-end text:name="TipoValla"/><text:span text:style-name="T12">:</text:span></text:p>
      <text:p text:style-name="P9"/>
      <text:p text:style-name="P9"><text:reference-mark-start text:name="TipoAnuncio"/>Módulo Anuncio<text:reference-mark-end text:name="TipoAnuncio"/><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13:03:01.140641168</meta:creation-date>
    <meta:generator>LibreOffice/5.4.2.2$Linux_X86_64 LibreOffice_project/40m0$Build-2</meta:generator>
    <dc:date>2018-01-12T15:56:52.117856167</dc:date>
    <meta:editing-duration>PT8M33S</meta:editing-duration>
    <meta:editing-cycles>2</meta:editing-cycles>
    <meta:document-statistic meta:table-count="0" meta:image-count="0" meta:object-count="0" meta:page-count="1" meta:paragraph-count="12" meta:word-count="414" meta:character-count="2443" meta:non-whitespace-character-count="2040"/>
  </office:meta>
</office:document-meta>
</file>